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8000002D0DFA0D0D1D68565E8.png" manifest:media-type="image/png"/>
  <manifest:file-entry manifest:full-path="Pictures/1000020100000280000001E0CC77EC42A0636A2A.png" manifest:media-type="image/png"/>
  <manifest:file-entry manifest:full-path="Pictures/1000020100000280000001E08EE71F2DA8FDC9DA.png" manifest:media-type="image/png"/>
  <manifest:file-entry manifest:full-path="Pictures/1000020100000280000001E01CD0E8A8D6F4830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189cm, 1.401cm, 0.202cm, 0.454cm)" draw:image-opacity="100%" style:mirror="none"/>
    </style:style>
    <style:style style:name="gr2" style:family="graphic" style:parent-style-name="standard">
      <style:graphic-properties draw:stroke="none" draw:fill-color="#00d5ea" draw:textarea-horizontal-align="justify" draw:textarea-vertical-align="middle" draw:auto-grow-height="false" fo:min-height="0.801cm" fo:min-width="0cm"/>
    </style:style>
    <style:style style:name="gr3" style:family="graphic" style:parent-style-name="standard">
      <style:graphic-properties draw:stroke="none" draw:fill-color="#ce181e" draw:textarea-horizontal-align="justify" draw:textarea-vertical-align="middle" draw:auto-grow-height="false" fo:min-height="0.801cm" fo:min-width="0cm"/>
    </style:style>
    <style:style style:name="gr4" style:family="graphic" style:parent-style-name="standard">
      <style:graphic-properties draw:stroke="solid" svg:stroke-color="#000000" draw:fill="solid" draw:fill-color="#ffffff" draw:opacity="85%" draw:auto-grow-height="true" draw:auto-grow-width="false" fo:max-height="0cm" fo:min-height="0.35cm"/>
    </style:style>
    <style:style style:name="gr5" style:family="graphic" style:parent-style-name="standard">
      <style:graphic-properties draw:stroke="solid" svg:stroke-color="#000000" draw:fill="solid" draw:fill-color="#ffffff" draw:opacity="85%" draw:auto-grow-height="true" draw:auto-grow-width="false" fo:max-height="0cm" fo:min-height="0.65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281cm, 1.331cm, 0.492cm, 0.737cm)" draw:image-opacity="100%" style:mirror="none"/>
    </style:style>
    <style:style style:name="gr8" style:family="graphic" style:parent-style-name="standard">
      <style:graphic-properties draw:stroke="none" draw:fill-color="#00d5ea" draw:textarea-vertical-align="middle" draw:auto-grow-height="false" fo:min-height="1.75cm" fo:min-width="2.1cm"/>
    </style:style>
    <style:style style:name="gr9" style:family="graphic" style:parent-style-name="standard">
      <style:graphic-properties draw:stroke="none" draw:fill-color="#ce181e" draw:textarea-vertical-align="middle" draw:auto-grow-height="false" fo:min-height="1.75cm" fo:min-width="2.1cm"/>
    </style:style>
    <style:style style:name="gr10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0.75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267cm, 1.3cm, 0.505cm, 0.768cm)" draw:image-opacity="100%" style:mirror="none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25cm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622cm, 2cm, 1.001cm, 1.664cm)" draw:image-opacity="100%" style:mirror="none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15cm" fo:min-width="0.01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95cm" fo:min-width="0.01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d5ea"/>
      <style:paragraph-properties fo:text-align="center"/>
    </style:style>
    <style:style style:name="P3" style:family="paragraph">
      <loext:graphic-properties draw:fill-color="#ce181e"/>
      <style:paragraph-properties fo:text-align="center"/>
    </style:style>
    <style:style style:name="P4" style:family="paragraph">
      <loext:graphic-properties draw:fill="solid" draw:fill-color="#ffffff" draw:opacity="85%"/>
    </style:style>
    <style:style style:name="P5" style:family="paragraph">
      <loext:graphic-properties draw:fill-color="#ffffff"/>
    </style:style>
    <style:style style:name="P6" style:family="paragraph">
      <style:text-properties fo:color="#00d5ea" fo:font-size="14pt" style:font-size-asian="14pt" style:font-size-complex="14pt"/>
    </style:style>
    <style:style style:name="P7" style:family="paragraph">
      <loext:graphic-properties draw:fill="solid" draw:fill-color="#ffffff" draw:opacity="80%"/>
      <style:text-properties fo:color="#00d5ea" fo:font-size="14pt" style:font-size-asian="14pt" style:font-size-complex="14pt"/>
    </style:style>
    <style:style style:name="P8" style:family="paragraph">
      <style:paragraph-properties fo:text-align="center"/>
      <style:text-properties fo:color="#ce181e" fo:font-size="14pt" style:font-size-asian="14pt" style:font-size-complex="14pt"/>
    </style:style>
    <style:style style:name="P9" style:family="paragraph">
      <loext:graphic-properties draw:fill="solid" draw:fill-color="#ffffff" draw:opacity="80%"/>
      <style:paragraph-properties fo:text-align="center"/>
      <style:text-properties fo:color="#ce181e" fo:font-size="14pt" style:font-size-asian="14pt" style:font-size-complex="14pt"/>
    </style:style>
    <style:style style:name="P10" style:family="paragraph">
      <loext:graphic-properties draw:fill-color="#ffffff"/>
      <style:paragraph-properties fo:text-align="center"/>
    </style:style>
    <style:style style:name="T1" style:family="text">
      <style:text-properties fo:color="#00d5ea" fo:font-size="14pt" style:font-size-asian="14pt" style:font-size-complex="14pt"/>
    </style:style>
    <style:style style:name="T2" style:family="text">
      <style:text-properties fo:color="#ce181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4.399cm" svg:height="10.799cm" svg:x="0.302cm" svg:y="0.101cm">
          <draw:image xlink:href="Pictures/1000020100000280000001E08EE71F2DA8FDC9DA.png" xlink:type="simple" xlink:show="embed" xlink:actuate="onLoad">
            <text:p/>
          </draw:image>
        </draw:frame>
        <draw:custom-shape draw:style-name="gr2" draw:text-style-name="P2" draw:layer="layout" svg:width="0.8cm" svg:height="1.2cm" svg:x="7.8cm" svg:y="1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8cm" svg:height="1.2cm" svg:x="7.8cm" svg:y="6.8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" draw:layer="layout" svg:width="8.4cm" svg:height="0.962cm" svg:x="5.2cm" svg:y="0.6cm">
          <draw:text-box>
            <text:p>Positive translation</text:p>
          </draw:text-box>
        </draw:frame>
        <draw:frame draw:style-name="gr5" draw:text-style-name="P4" draw:layer="layout" svg:width="8.4cm" svg:height="0.962cm" svg:x="5.2cm" svg:y="8.3cm">
          <draw:text-box>
            <text:p>Negative translation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7" draw:text-style-name="P1" draw:layer="layout" svg:width="12.799cm" svg:height="9.399cm" svg:x="1.101cm" svg:y="0.801cm">
          <draw:image xlink:href="Pictures/1000020100000280000001E01CD0E8A8D6F4830A.png" xlink:type="simple" xlink:show="embed" xlink:actuate="onLoad">
            <text:p/>
          </draw:image>
        </draw:frame>
        <draw:custom-shape draw:style-name="gr8" draw:text-style-name="P2" draw:layer="layout" svg:width="2.6cm" svg:height="2cm" svg:x="8.8cm" svg:y="2.5cm">
          <text:p/>
          <draw:enhanced-geometry svg:viewBox="0 0 21600 21600" draw:text-areas="0 0 21600 21600" draw:mirror-horizontal="true" draw:type="circular-arrow" draw:modifiers="-132.715945432408 -96.811811130733 6756.5394565137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3" draw:layer="layout" svg:width="2.6cm" svg:height="2cm" draw:transform="rotate (1.5707963267949) translate (9.3cm 5cm)">
          <text:p/>
          <draw:enhanced-geometry svg:viewBox="0 0 21600 21600" draw:text-areas="0 0 21600 21600" draw:mirror-horizontal="true" draw:mirror-vertical="true" draw:type="circular-arrow" draw:modifiers="-121.105890638827 -86.2850125338594 6344.365875110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7" draw:layer="layout" svg:width="5.6cm" svg:height="0.806cm" svg:x="7.8cm" svg:y="1.194cm">
          <draw:text-box>
            <text:p text:style-name="P6"><text:span text:style-name="T1">Increasing of the slope</text:span></text:p>
          </draw:text-box>
        </draw:frame>
        <draw:frame draw:style-name="gr11" draw:text-style-name="P9" draw:layer="layout" svg:width="5.4cm" svg:height="1.361cm" svg:x="8.2cm" svg:y="5.2cm">
          <draw:text-box>
            <text:p text:style-name="P8"><text:span text:style-name="T2">decreasing of the slop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>
          <draw:frame draw:style-name="gr12" draw:text-style-name="P1" draw:layer="layout" svg:width="12.799cm" svg:height="9.399cm" svg:x="1.101cm" svg:y="0.801cm">
            <draw:image xlink:href="Pictures/1000020100000280000001E0CC77EC42A0636A2A.png" xlink:type="simple" xlink:show="embed" xlink:actuate="onLoad">
              <text:p/>
            </draw:image>
          </draw:frame>
          <draw:custom-shape draw:style-name="gr13" draw:text-style-name="P10" draw:layer="layout" svg:width="0.75cm" svg:height="0.1cm" svg:x="2.5cm" svg:y="5.0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75cm" svg:height="0.1cm" svg:x="2.5cm" svg:y="5.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75cm" svg:height="0.1cm" svg:x="2.5cm" svg:y="6.3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75cm" svg:height="0.1cm" svg:x="2.5cm" svg:y="6.9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75cm" svg:height="0.1cm" svg:x="2.5cm" svg:y="7.6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75cm" svg:height="0.1cm" svg:x="2.5cm" svg:y="8.2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75cm" svg:height="0.1cm" svg:x="2.5cm" svg:y="8.8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>
          <draw:frame draw:style-name="gr14" draw:text-style-name="P1" draw:layer="layout" svg:width="12.799cm" svg:height="9.399cm" svg:x="1.101cm" svg:y="0.801cm">
            <draw:image xlink:href="Pictures/10000201000003D8000002D0DFA0D0D1D68565E8.png" xlink:type="simple" xlink:show="embed" xlink:actuate="onLoad">
              <text:p/>
            </draw:image>
          </draw:frame>
          <draw:custom-shape draw:style-name="gr15" draw:text-style-name="P10" draw:layer="layout" svg:width="0.51cm" svg:height="1.4cm" svg:x="11.3cm" svg:y="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0.51cm" svg:height="1.2cm" svg:x="11.3cm" svg:y="5.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78cm" fo:margin-bottom="0cm" fo:text-indent="0cm"/>
      <style:text-properties fo:font-size="19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08cm" fo:margin-bottom="0cm" fo:text-indent="0cm"/>
      <style:text-properties fo:font-size="16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38cm" fo:margin-bottom="0cm" fo:text-indent="0cm"/>
      <style:text-properties fo:font-size="13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cm" fo:page-height="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599cm" svg:x="1cm" svg:y="2.973cm"/>
      <draw:page-thumbnail draw:layer="backgroundobjects" svg:width="8.999cm" svg:height="6.599cm" svg:x="1cm" svg:y="11.549cm"/>
      <draw:page-thumbnail draw:layer="backgroundobjects" svg:width="8.999cm" svg:height="6.599cm" svg:x="1cm" svg:y="20.125cm"/>
      <draw:page-thumbnail draw:layer="backgroundobjects" svg:width="8.999cm" svg:height="6.599cm" svg:x="11cm" svg:y="2.973cm"/>
      <draw:page-thumbnail draw:layer="backgroundobjects" svg:width="8.999cm" svg:height="6.599cm" svg:x="11cm" svg:y="11.549cm"/>
      <draw:page-thumbnail draw:layer="backgroundobjects" svg:width="8.999cm" svg:height="6.599cm" svg:x="11cm" svg:y="20.125cm"/>
    </style:handout-master>
    <style:master-page style:name="Standard" style:page-layout-name="PM1" draw:style-name="Mdp1">
      <draw:frame presentation:style-name="Standard-title" draw:layer="backgroundobjects" svg:width="13.5cm" svg:height="1.836cm" svg:x="0.75cm" svg:y="0.438cm" presentation:class="title" presentation:placeholder="true">
        <draw:text-box/>
      </draw:frame>
      <draw:frame presentation:style-name="Standard-outline1" draw:layer="backgroundobjects" svg:width="13.5cm" svg:height="6.379cm" svg:x="0.75cm" svg:y="2.572cm" presentation:class="outline" presentation:placeholder="true">
        <draw:text-box/>
      </draw:frame>
      <draw:frame presentation:style-name="Mpr1" draw:text-style-name="MP2" draw:layer="backgroundobjects" svg:width="3.495cm" svg:height="0.758cm" svg:x="0.75cm" svg:y="10.01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755cm" svg:height="0.758cm" svg:x="5.13cm" svg:y="10.01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495cm" svg:height="0.758cm" svg:x="10.755cm" svg:y="10.019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9T13:38:27.633100713</meta:creation-date>
    <dc:date>2020-05-09T14:15:03.781762604</dc:date>
    <meta:editing-duration>PT51S</meta:editing-duration>
    <meta:editing-cycles>1</meta:editing-cycles>
    <meta:document-statistic meta:object-count="52"/>
    <meta:generator>LibreOffice/6.0.7.3$Linux_X86_64 LibreOffice_project/00m0$Build-3</meta:generator>
  </office:meta>
</office:document-meta>
</file>